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0382in" fo:border="none"/>
    </style:style>
    <style:style style:name="P1" style:family="paragraph" style:parent-style-name="Standard">
      <style:text-properties officeooo:rsid="00147dbb" officeooo:paragraph-rsid="0014c660"/>
    </style:style>
    <style:style style:name="P2" style:family="paragraph" style:parent-style-name="Standard">
      <style:text-properties officeooo:rsid="0014c660" officeooo:paragraph-rsid="0014c660"/>
    </style:style>
    <style:style style:name="P3" style:family="paragraph" style:parent-style-name="Standard">
      <style:text-properties officeooo:rsid="0014c660" officeooo:paragraph-rsid="00185e31"/>
    </style:style>
    <style:style style:name="P4" style:family="paragraph" style:parent-style-name="Standard">
      <style:text-properties officeooo:rsid="0014c660" officeooo:paragraph-rsid="001c268b"/>
    </style:style>
    <style:style style:name="P5" style:family="paragraph" style:parent-style-name="Standard" style:list-style-name="L1">
      <style:paragraph-properties fo:text-align="start" style:justify-single-word="false"/>
      <style:text-properties officeooo:rsid="001b9024" officeooo:paragraph-rsid="001b9024"/>
    </style:style>
    <style:style style:name="P6" style:family="paragraph" style:parent-style-name="Standard" style:list-style-name="L1">
      <style:paragraph-properties fo:text-align="start" style:justify-single-word="false"/>
      <style:text-properties officeooo:rsid="001c268b" officeooo:paragraph-rsid="001c268b"/>
    </style:style>
    <style:style style:name="P7" style:family="paragraph" style:parent-style-name="Standard">
      <style:text-properties officeooo:rsid="001c268b" officeooo:paragraph-rsid="001d65be"/>
    </style:style>
    <style:style style:name="P8" style:family="paragraph" style:parent-style-name="Standard">
      <style:text-properties officeooo:rsid="001c268b" officeooo:paragraph-rsid="001dd303"/>
    </style:style>
    <style:style style:name="P9" style:family="paragraph" style:parent-style-name="Standard" style:list-style-name="L2">
      <style:text-properties officeooo:rsid="001d65be" officeooo:paragraph-rsid="001dd303"/>
    </style:style>
    <style:style style:name="P10" style:family="paragraph" style:parent-style-name="Standard" style:list-style-name="L2">
      <style:text-properties officeooo:rsid="001dd303" officeooo:paragraph-rsid="001dd303"/>
    </style:style>
    <style:style style:name="P11" style:family="paragraph" style:parent-style-name="Title">
      <style:text-properties fo:font-size="18pt" officeooo:rsid="00147dbb" officeooo:paragraph-rsid="00147dbb" style:font-size-asian="15.75pt" style:font-size-complex="18pt"/>
    </style:style>
    <style:style style:name="T1" style:family="text">
      <style:text-properties officeooo:rsid="0014c660"/>
    </style:style>
    <style:style style:name="T2" style:family="text">
      <style:text-properties officeooo:rsid="00165e3f"/>
    </style:style>
    <style:style style:name="T3" style:family="text">
      <style:text-properties officeooo:rsid="001a5372"/>
    </style:style>
    <style:style style:name="T4" style:family="text">
      <style:text-properties officeooo:rsid="001d65be"/>
    </style:style>
    <style:style style:name="T5" style:family="text">
      <style:text-properties officeooo:rsid="001dd30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apstone 1: Project Proposal</text:p>
      <text:p text:style-name="P1"><text:tab/></text:p>
      <text:p text:style-name="P1"><text:tab/>For my capstone 1 project, I’ll be building a music discovery app<text:span text:style-name="T1">lication (Spotryst)</text:span> using the Spotify API. <text:span text:style-name="T1">The application will allow a user to search tracks and receive a list of related tracks filtered by user set parameters. The target audience would be any frequent Spotify user, or any avid music listener who may consider signing up for a Spotify account to access the app features.</text:span></text:p>
      <text:p text:style-name="P1"/>
      <text:p text:style-name="P2"><text:tab/>Spotify API provides several endpoints for <text:span text:style-name="T2">artist, album, and track data; as well as endpoints for audio features such as “acousticness”, “instrumentalness”, “danceability”, and energy. I plan to use the track endpoint to determine a master results list of results related to the user search, then use the second set of endpoints to filter those results based on user defined parameters into a final list of 3 matches. <text:s text:c="2"/></text:span></text:p>
      <text:p text:style-name="P2"/>
      <text:p text:style-name="P3"><text:tab/><text:span text:style-name="T2">My database will store user authorization information (usernames and encrypted passwords) that will log the user into Spotify when they log in to my app (or allow the user to log in independently within my app), <text:s/>so that app functionality may be integrated into Spotify’s functionality (follow artists, create/edit playlists, etc.). </text:span></text:p>
      <text:p text:style-name="P3"/>
      <text:p text:style-name="P3"><text:span text:style-name="T2"><text:tab/>The database will contain a “users” table and a “results” table. The “users” table will contain columns to store data for username, password, email, Spotify login, Spotify password, user settings, and results history (referencing a “users_results” join table). The “results” table will include columns for track id, artist id, album id, and filter_params.</text:span></text:p>
      <text:p text:style-name="P3"/>
      <text:p text:style-name="P4"><text:tab/><text:span text:style-name="T3">The UI will require a user to first log in to app, which will then automatically log the user into their Spotify account (or allow the user to log in independently in a modal). The user will then be prompted to search a track, be returned a list of best matches, and choose a track with which to proceed. The user will then be able to select from a list of filters to refine the degree and class of the search parameters. The app will output 3 final results and give the user the options to add them to a playlist and/or follow the artist. </text:span></text:p>
      <text:p text:style-name="P4"/>
      <text:p text:style-name="P4"/>
      <text:p text:style-name="P4"/>
      <text:p text:style-name="P4"><text:soft-page-break/></text:p>
      <text:p text:style-name="P4"><text:span text:style-name="T3"><text:tab/>The filter parameters will determine the degree of relationship the results will have to the search input. These parameters will be tested in development and decided upon based on their effectiveness in pulling usable relationships from the API, but examples might include:</text:span></text:p>
      <table:table table:name="Table1" table:style-name="Table1">
        <table:table-column table:style-name="Table1.A"/>
        <table:table-column table:style-name="Table1.B"/>
        <table:table-row>
          <table:table-cell table:style-name="Table1.A1" office:value-type="string">
            <text:list xml:id="list3301982368" text:style-name="L1">
              <text:list-item>
                <text:p text:style-name="P5">less danceable or more danceable</text:p>
              </text:list-item>
            </text:list>
          </table:table-cell>
          <table:table-cell table:style-name="Table1.A1" office:value-type="string">
            <text:list xml:id="list114125763681294" text:continue-numbering="true" text:style-name="L1">
              <text:list-item>
                <text:p text:style-name="P6">less instrumental or more instrumental</text:p>
              </text:list-item>
            </text:list>
          </table:table-cell>
        </table:table-row>
        <table:table-row>
          <table:table-cell table:style-name="Table1.A1" office:value-type="string">
            <text:list xml:id="list114125988881624" text:continue-numbering="true" text:style-name="L1">
              <text:list-item>
                <text:p text:style-name="P6">more cheerful or less cheerful</text:p>
              </text:list-item>
            </text:list>
          </table:table-cell>
          <table:table-cell table:style-name="Table1.A1" office:value-type="string">
            <text:list xml:id="list114125308660776" text:continue-numbering="true" text:style-name="L1">
              <text:list-item>
                <text:p text:style-name="P6">less, same, or more energy</text:p>
              </text:list-item>
            </text:list>
          </table:table-cell>
        </table:table-row>
        <table:table-row>
          <table:table-cell table:style-name="Table1.A1" office:value-type="string">
            <text:list xml:id="list114125779451828" text:continue-numbering="true" text:style-name="L1">
              <text:list-item>
                <text:p text:style-name="P6">faster, same, or slower tempo</text:p>
              </text:list-item>
            </text:list>
          </table:table-cell>
          <table:table-cell table:style-name="Table1.A1" office:value-type="string">
            <text:list xml:id="list114126613883454" text:continue-numbering="true" text:style-name="L1">
              <text:list-item>
                <text:p text:style-name="P6">same, similar, or dissimilar genre</text:p>
              </text:list-item>
            </text:list>
          </table:table-cell>
        </table:table-row>
      </table:table>
      <text:p text:style-name="P7"><text:tab/></text:p>
      <text:p text:style-name="P7"><text:tab/></text:p>
      <text:p text:style-name="P8"><text:span text:style-name="T4"><text:tab/></text:span></text:p>
      <text:p text:style-name="P8"/>
      <text:p text:style-name="P8"><text:span text:style-name="T4">My major concerns with this app are as follows:</text:span></text:p>
      <text:list xml:id="list1694188374" text:style-name="L2">
        <text:list-item>
          <text:p text:style-name="P9">What is the best way to handle integration/authorization with Spotify?</text:p>
        </text:list-item>
        <text:list-item>
          <text:p text:style-name="P9"><text:span text:style-name="T5">Is it good practice to ask the user for their Spotify credentials to store on my database?</text:span></text:p>
        </text:list-item>
        <text:list-item>
          <text:p text:style-name="P9"><text:span text:style-name="T5">How effective will the audio analytics be at reflecting the relationship parameters I’m offering the user?</text:span></text:p>
        </text:list-item>
        <text:list-item>
          <text:p text:style-name="P10">What is the best schema design for handling the results history? Store individual tracks in the “results” table and filter parameters on the “users_results” join table, or store filter parameters directly on the “results” table?</text:p>
        </text:list-item>
      </text:list>
      <text:p text:style-name="P3"/>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9T09:58:47.323207961</meta:creation-date>
    <dc:date>2020-10-29T11:41:24.545337089</dc:date>
    <meta:editing-duration>PT6M16S</meta:editing-duration>
    <meta:editing-cycles>1</meta:editing-cycles>
    <meta:document-statistic meta:table-count="1" meta:image-count="0" meta:object-count="0" meta:page-count="2" meta:paragraph-count="22" meta:word-count="516" meta:character-count="3089" meta:non-whitespace-character-count="2585"/>
    <meta:generator>LibreOffice/6.0.7.3$Linux_X86_64 LibreOffice_project/00m0$Build-3</meta:generator>
  </office:meta>
</office:document-meta>
</file>